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2.6693in"/>
    </style:style>
    <style:style style:name="co5" style:family="table-column">
      <style:table-column-properties fo:break-before="auto" style:column-width="3.1193in"/>
    </style:style>
    <style:style style:name="co6" style:family="table-column">
      <style:table-column-properties fo:break-before="auto" style:column-width="2.4661in"/>
    </style:style>
    <style:style style:name="co7" style:family="table-column">
      <style:table-column-properties fo:break-before="auto" style:column-width="2.8307in"/>
    </style:style>
    <style:style style:name="co8" style:family="table-column">
      <style:table-column-properties fo:break-before="auto" style:column-width="2.42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1.0291in"/>
    </style:style>
    <style:style style:name="co12" style:family="table-column">
      <style:table-column-properties fo:break-before="auto" style:column-width="1.307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1.372in"/>
    </style:style>
    <style:style style:name="co15" style:family="table-column">
      <style:table-column-properties fo:break-before="auto" style:column-width="1.1146in"/>
    </style:style>
    <style:style style:name="co16" style:family="table-column">
      <style:table-column-properties fo:break-before="auto" style:column-width="2.0689in"/>
    </style:style>
    <style:style style:name="co17" style:family="table-column">
      <style:table-column-properties fo:break-before="auto" style:column-width="1.0075in"/>
    </style:style>
    <style:style style:name="co18" style:family="table-column">
      <style:table-column-properties fo:break-before="auto" style:column-width="3.4626in"/>
    </style:style>
    <style:style style:name="co19" style:family="table-column">
      <style:table-column-properties fo:break-before="auto" style:column-width="2.5299in"/>
    </style:style>
    <style:style style:name="co20" style:family="table-column">
      <style:table-column-properties fo:break-before="auto" style:column-width="1.1043in"/>
    </style:style>
    <style:style style:name="co21" style:family="table-column">
      <style:table-column-properties fo:break-before="auto" style:column-width="1.222in"/>
    </style:style>
    <style:style style:name="co22" style:family="table-column">
      <style:table-column-properties fo:break-before="auto" style:column-width="1.4362in"/>
    </style:style>
    <style:style style:name="co23" style:family="table-column">
      <style:table-column-properties fo:break-before="auto" style:column-width="2.1437in"/>
    </style:style>
    <style:style style:name="co24" style:family="table-column">
      <style:table-column-properties fo:break-before="auto" style:column-width="2.0472in"/>
    </style:style>
    <style:style style:name="co25" style:family="table-column">
      <style:table-column-properties fo:break-before="auto" style:column-width="1.3189in"/>
    </style:style>
    <style:style style:name="co26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Acurácia</text:p>
          </table:table-cell>
          <table:table-cell table:style-name="ce1" office:value-type="string" calcext:value-type="string">
            <text:p>Número de support vectors (Classe 1)</text:p>
          </table:table-cell>
          <table:table-cell table:style-name="ce1" office:value-type="string" calcext:value-type="string">
            <text:p>Número de support vectors (Classe 2)</text:p>
          </table:table-cell>
          <table:table-cell table:style-name="ce1" office:value-type="string" calcext:value-type="string">
            <text:p>Tempo de execução (segundos)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oef0</text:p>
          </table:table-cell>
          <table:table-cell table:style-name="ce1" office:value-type="string" calcext:value-type="string">
            <text:p>Shrinking</text:p>
          </table:table-cell>
          <table:table-cell table:style-name="ce1" office:value-type="string" calcext:value-type="string">
            <text:p>Break_ties</text:p>
          </table:table-cell>
          <table:table-cell table:style-name="ce1"/>
          <table:table-cell table:style-name="ce1" office:value-type="string" calcext:value-type="string">
            <text:p>max_num_iteration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mutation_probability</text:p>
          </table:table-cell>
          <table:table-cell table:style-name="ce1" office:value-type="string" calcext:value-type="string">
            <text:p>elit_ratio</text:p>
          </table:table-cell>
          <table:table-cell table:style-name="ce1" office:value-type="string" calcext:value-type="string">
            <text:p>crossover_probability</text:p>
          </table:table-cell>
          <table:table-cell table:style-name="ce1" office:value-type="string" calcext:value-type="string">
            <text:p>parents_portion</text:p>
          </table:table-cell>
          <table:table-cell table:style-name="ce1" office:value-type="string" calcext:value-type="string">
            <text:p>crossover_type</text:p>
          </table:table-cell>
          <table:table-cell table:style-name="ce1" office:value-type="string" calcext:value-type="string">
            <text:p>max_iteration_without_improv</text:p>
          </table:table-cell>
          <table:table-cell table:style-name="ce1"/>
          <table:table-cell table:style-name="ce1" office:value-type="string" calcext:value-type="string">
            <text:p>varbound</text:p>
          </table:table-cell>
          <table:table-cell table:style-name="ce1" office:value-type="string" calcext:value-type="string">
            <text:p>vartype</text:p>
          </table:table-cell>
          <table:table-cell table:style-name="ce1"/>
          <table:table-cell table:style-name="ce1" office:value-type="string" calcext:value-type="string">
            <text:p>test_size</text:p>
          </table:table-cell>
          <table:table-cell/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max_features</text:p>
          </table:table-cell>
          <table:table-cell table:style-name="ce1" office:value-type="string" calcext:value-type="string">
            <text:p>n_population</text:p>
          </table:table-cell>
          <table:table-cell table:style-name="ce1" office:value-type="string" calcext:value-type="string">
            <text:p>crossover_proba</text:p>
          </table:table-cell>
          <table:table-cell table:style-name="ce1" office:value-type="string" calcext:value-type="string">
            <text:p>mutation_proba</text:p>
          </table:table-cell>
          <table:table-cell table:style-name="ce1" office:value-type="string" calcext:value-type="string">
            <text:p>n_generations</text:p>
          </table:table-cell>
          <table:table-cell table:style-name="ce1" office:value-type="string" calcext:value-type="string">
            <text:p>crossover_independent_proba</text:p>
          </table:table-cell>
          <table:table-cell table:style-name="ce1" office:value-type="string" calcext:value-type="string">
            <text:p>mutation_independent_proba</text:p>
          </table:table-cell>
          <table:table-cell table:style-name="ce1" office:value-type="string" calcext:value-type="string">
            <text:p>tournament_size</text:p>
          </table:table-cell>
          <table:table-cell table:style-name="ce1" office:value-type="string" calcext:value-type="string">
            <text:p>n_gen_no_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5.196687698364" calcext:value-type="float">
            <text:p>165.196687698364</text:p>
          </table:table-cell>
          <table:table-cell table:style-name="ce1" office:value-type="float" office:value="4.26587113862433" calcext:value-type="float">
            <text:p>4.26587113862433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2.79329728648741" calcext:value-type="float">
            <text:p>2.79329728648741</text:p>
          </table:table-cell>
          <table:table-cell table:style-name="ce1" office:value-type="float" office:value="36.3524383310599" calcext:value-type="float">
            <text:p>36.35243833105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953216374269006" calcext:value-type="float">
            <text:p>0.9532163742690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9.9007077217102" calcext:value-type="float">
            <text:p>49.9007077217102</text:p>
          </table:table-cell>
          <table:table-cell table:style-name="ce1" office:value-type="float" office:value="16.2788907306255" calcext:value-type="float">
            <text:p>16.2788907306255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47.7692581987269" calcext:value-type="float">
            <text:p>47.7692581987269</text:p>
          </table:table-cell>
          <table:table-cell table:style-name="ce1" office:value-type="float" office:value="2.06940873777507" calcext:value-type="float">
            <text:p>2.0694087377750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970760233918129" calcext:value-type="float">
            <text:p>0.97076023391812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.6071944236755" calcext:value-type="float">
            <text:p>41.6071944236755</text:p>
          </table:table-cell>
          <table:table-cell table:style-name="ce1" office:value-type="float" office:value="49.314316121501" calcext:value-type="float">
            <text:p>49.314316121501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16.5053102501527" calcext:value-type="float">
            <text:p>16.5053102501527</text:p>
          </table:table-cell>
          <table:table-cell table:style-name="ce1" office:value-type="float" office:value="16.4671464599442" calcext:value-type="float">
            <text:p>16.46714645994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4.136068582535" calcext:value-type="float">
            <text:p>104.136068582535</text:p>
          </table:table-cell>
          <table:table-cell table:style-name="ce1" office:value-type="float" office:value="30.1526126198249" calcext:value-type="float">
            <text:p>30.1526126198249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2.42940769830351" calcext:value-type="float">
            <text:p>2.42940769830351</text:p>
          </table:table-cell>
          <table:table-cell table:style-name="ce1" office:value-type="float" office:value="40.6329387446968" calcext:value-type="float">
            <text:p>40.63293874469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.4552159309387" calcext:value-type="float">
            <text:p>62.4552159309387</text:p>
          </table:table-cell>
          <table:table-cell table:style-name="ce1" office:value-type="float" office:value="22.5567647705177" calcext:value-type="float">
            <text:p>22.5567647705177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30.8706512962936" calcext:value-type="float">
            <text:p>30.8706512962936</text:p>
          </table:table-cell>
          <table:table-cell table:style-name="ce1" office:value-type="float" office:value="4.30866554664907" calcext:value-type="float">
            <text:p>4.3086655466490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6.4971776008606" calcext:value-type="float">
            <text:p>76.4971776008606</text:p>
          </table:table-cell>
          <table:table-cell table:style-name="ce1" office:value-type="float" office:value="47.4721448365452" calcext:value-type="float">
            <text:p>47.4721448365452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14.2128269419233" calcext:value-type="float">
            <text:p>14.2128269419233</text:p>
          </table:table-cell>
          <table:table-cell table:style-name="ce1" office:value-type="float" office:value="36.8148941683277" calcext:value-type="float">
            <text:p>36.8148941683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.132508516312" calcext:value-type="float">
            <text:p>105.132508516312</text:p>
          </table:table-cell>
          <table:table-cell table:style-name="ce1" office:value-type="float" office:value="36.4160058040343" calcext:value-type="float">
            <text:p>36.4160058040343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32.1280653189673" calcext:value-type="float">
            <text:p>32.1280653189673</text:p>
          </table:table-cell>
          <table:table-cell table:style-name="ce1" office:value-type="float" office:value="36.6744562895053" calcext:value-type="float">
            <text:p>36.67445628950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7.620646715164" calcext:value-type="float">
            <text:p>277.620646715164</text:p>
          </table:table-cell>
          <table:table-cell table:style-name="ce1" office:value-type="float" office:value="1.70103570901582" calcext:value-type="float">
            <text:p>1.70103570901582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.41257411124127" calcext:value-type="float">
            <text:p>1.41257411124127</text:p>
          </table:table-cell>
          <table:table-cell table:style-name="ce1" office:value-type="float" office:value="4.39827653258558" calcext:value-type="float">
            <text:p>4.39827653258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54.5605893135071" calcext:value-type="float">
            <text:p>54.5605893135071</text:p>
          </table:table-cell>
          <table:table-cell table:style-name="ce1" office:value-type="float" office:value="9.67863071258021" calcext:value-type="float">
            <text:p>9.67863071258021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25.4519346262735" calcext:value-type="float">
            <text:p>25.4519346262735</text:p>
          </table:table-cell>
          <table:table-cell table:style-name="ce1" office:value-type="float" office:value="30.1223780546234" calcext:value-type="float">
            <text:p>30.12237805462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.651260137558" calcext:value-type="float">
            <text:p>94.651260137558</text:p>
          </table:table-cell>
          <table:table-cell table:style-name="ce1" office:value-type="float" office:value="8.3514744689069" calcext:value-type="float">
            <text:p>8.3514744689069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34.4831327710877" calcext:value-type="float">
            <text:p>34.4831327710877</text:p>
          </table:table-cell>
          <table:table-cell table:style-name="ce1" office:value-type="float" office:value="31.8135181395007" calcext:value-type="float">
            <text:p>31.81351813950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5.5217788219452" calcext:value-type="float">
            <text:p>75.5217788219452</text:p>
          </table:table-cell>
          <table:table-cell table:style-name="ce1" office:value-type="float" office:value="38.6721868459731" calcext:value-type="float">
            <text:p>38.6721868459731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5.37616517204122" calcext:value-type="float">
            <text:p>5.37616517204122</text:p>
          </table:table-cell>
          <table:table-cell table:style-name="ce1" office:value-type="float" office:value="43.1595091050724" calcext:value-type="float">
            <text:p>43.15950910507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3.260124206543" calcext:value-type="float">
            <text:p>143.260124206543</text:p>
          </table:table-cell>
          <table:table-cell table:style-name="ce1" office:value-type="float" office:value="6.05136876339417" calcext:value-type="float">
            <text:p>6.05136876339417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4.83334191340813" calcext:value-type="float">
            <text:p>4.83334191340813</text:p>
          </table:table-cell>
          <table:table-cell table:style-name="ce1" office:value-type="float" office:value="8.08913637358094" calcext:value-type="float">
            <text:p>8.089136373580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.5590362548828" calcext:value-type="float">
            <text:p>47.5590362548828</text:p>
          </table:table-cell>
          <table:table-cell table:style-name="ce1" office:value-type="float" office:value="41.209975685552" calcext:value-type="float">
            <text:p>41.209975685552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2.97031676888719" calcext:value-type="float">
            <text:p>2.97031676888719</text:p>
          </table:table-cell>
          <table:table-cell table:style-name="ce1" office:value-type="float" office:value="30.6523568415494" calcext:value-type="float">
            <text:p>30.652356841549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.466472864151" calcext:value-type="float">
            <text:p>55.466472864151</text:p>
          </table:table-cell>
          <table:table-cell table:style-name="ce1" office:value-type="float" office:value="19.6421614888724" calcext:value-type="float">
            <text:p>19.6421614888724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5.49837149696475" calcext:value-type="float">
            <text:p>5.49837149696475</text:p>
          </table:table-cell>
          <table:table-cell table:style-name="ce1" office:value-type="float" office:value="7.23015889095621" calcext:value-type="float">
            <text:p>7.230158890956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51.370679140091" calcext:value-type="float">
            <text:p>151.370679140091</text:p>
          </table:table-cell>
          <table:table-cell table:style-name="ce1" office:value-type="float" office:value="20.7162647097321" calcext:value-type="float">
            <text:p>20.7162647097321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3.0547942074527" calcext:value-type="float">
            <text:p>13.0547942074527</text:p>
          </table:table-cell>
          <table:table-cell table:style-name="ce1" office:value-type="float" office:value="38.526351504971" calcext:value-type="float">
            <text:p>38.5263515049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988304093567252" calcext:value-type="float">
            <text:p>0.98830409356725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4.69304561615" calcext:value-type="float">
            <text:p>124.69304561615</text:p>
          </table:table-cell>
          <table:table-cell table:style-name="ce1" office:value-type="float" office:value="14.2762338435223" calcext:value-type="float">
            <text:p>14.2762338435223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1.1360350232932" calcext:value-type="float">
            <text:p>11.1360350232932</text:p>
          </table:table-cell>
          <table:table-cell table:style-name="ce1" office:value-type="float" office:value="32.6614328319264" calcext:value-type="float">
            <text:p>32.66143283192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0.812352895737" calcext:value-type="float">
            <text:p>190.812352895737</text:p>
          </table:table-cell>
          <table:table-cell table:style-name="ce1" office:value-type="float" office:value="6.87088323216793" calcext:value-type="float">
            <text:p>6.87088323216793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.17461523435106" calcext:value-type="float">
            <text:p>1.17461523435106</text:p>
          </table:table-cell>
          <table:table-cell table:style-name="ce1" office:value-type="float" office:value="33.3363310191789" calcext:value-type="float">
            <text:p>33.336331019178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1.916504383087" calcext:value-type="float">
            <text:p>111.916504383087</text:p>
          </table:table-cell>
          <table:table-cell table:style-name="ce1" office:value-type="float" office:value="3.20750081834687" calcext:value-type="float">
            <text:p>3.20750081834687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.10994556296891" calcext:value-type="float">
            <text:p>1.10994556296891</text:p>
          </table:table-cell>
          <table:table-cell table:style-name="ce1" office:value-type="float" office:value="45.4303585390154" calcext:value-type="float">
            <text:p>45.43035853901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0.988304093567252" calcext:value-type="float">
            <text:p>0.98830409356725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.6426138877869" calcext:value-type="float">
            <text:p>44.6426138877869</text:p>
          </table:table-cell>
          <table:table-cell table:style-name="ce1" office:value-type="float" office:value="8.52470368963061" calcext:value-type="float">
            <text:p>8.52470368963061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.35368312114825" calcext:value-type="float">
            <text:p>1.35368312114825</text:p>
          </table:table-cell>
          <table:table-cell table:style-name="ce1" office:value-type="float" office:value="29.8826988710493" calcext:value-type="float">
            <text:p>29.88269887104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67.25284075737" calcext:value-type="float">
            <text:p>67.25284075737</text:p>
          </table:table-cell>
          <table:table-cell table:style-name="ce1" office:value-type="float" office:value="7.20949718663511" calcext:value-type="float">
            <text:p>7.20949718663511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6.9451618318094" calcext:value-type="float">
            <text:p>16.9451618318094</text:p>
          </table:table-cell>
          <table:table-cell table:style-name="ce1" office:value-type="float" office:value="43.4748253062409" calcext:value-type="float">
            <text:p>43.47482530624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5.8662521839142" calcext:value-type="float">
            <text:p>55.8662521839142</text:p>
          </table:table-cell>
          <table:table-cell table:style-name="ce1" office:value-type="float" office:value="30.7330089877015" calcext:value-type="float">
            <text:p>30.7330089877015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.68754272654898" calcext:value-type="float">
            <text:p>2.68754272654898</text:p>
          </table:table-cell>
          <table:table-cell table:style-name="ce1" office:value-type="float" office:value="31.7980056178496" calcext:value-type="float">
            <text:p>31.79800561784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1.279666185379" calcext:value-type="float">
            <text:p>61.279666185379</text:p>
          </table:table-cell>
          <table:table-cell table:style-name="ce1" office:value-type="float" office:value="3.00007574512835" calcext:value-type="float">
            <text:p>3.00007574512835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2.8814004477877" calcext:value-type="float">
            <text:p>22.8814004477877</text:p>
          </table:table-cell>
          <table:table-cell table:style-name="ce1" office:value-type="float" office:value="37.0233586316724" calcext:value-type="float">
            <text:p>37.02335863167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9.158652305603" calcext:value-type="float">
            <text:p>199.158652305603</text:p>
          </table:table-cell>
          <table:table-cell table:style-name="ce1" office:value-type="float" office:value="39.0019288263251" calcext:value-type="float">
            <text:p>39.0019288263251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37.0534241029174" calcext:value-type="float">
            <text:p>37.0534241029174</text:p>
          </table:table-cell>
          <table:table-cell table:style-name="ce1" office:value-type="float" office:value="34.9889457113683" calcext:value-type="float">
            <text:p>34.98894571136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8.5908696651459" calcext:value-type="float">
            <text:p>58.5908696651459</text:p>
          </table:table-cell>
          <table:table-cell table:style-name="ce1" office:value-type="float" office:value="13.217653197912" calcext:value-type="float">
            <text:p>13.217653197912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28.6200959030335" calcext:value-type="float">
            <text:p>28.6200959030335</text:p>
          </table:table-cell>
          <table:table-cell table:style-name="ce1" office:value-type="float" office:value="47.8990264735438" calcext:value-type="float">
            <text:p>47.89902647354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0.688964128494" calcext:value-type="float">
            <text:p>110.688964128494</text:p>
          </table:table-cell>
          <table:table-cell table:style-name="ce1" office:value-type="float" office:value="40.4954253928752" calcext:value-type="float">
            <text:p>40.4954253928752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47.5585943242292" calcext:value-type="float">
            <text:p>47.5585943242292</text:p>
          </table:table-cell>
          <table:table-cell table:style-name="ce1" office:value-type="float" office:value="49.7483354728508" calcext:value-type="float">
            <text:p>49.74833547285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3.7596180439" calcext:value-type="float">
            <text:p>153.7596180439</text:p>
          </table:table-cell>
          <table:table-cell table:style-name="ce1" office:value-type="float" office:value="27.4767114165861" calcext:value-type="float">
            <text:p>27.4767114165861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4.66518259383785" calcext:value-type="float">
            <text:p>4.66518259383785</text:p>
          </table:table-cell>
          <table:table-cell table:style-name="ce1" office:value-type="float" office:value="31.9787178049515" calcext:value-type="float">
            <text:p>31.97871780495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0.260617017746" calcext:value-type="float">
            <text:p>70.260617017746</text:p>
          </table:table-cell>
          <table:table-cell table:style-name="ce1" office:value-type="float" office:value="20.7294803116759" calcext:value-type="float">
            <text:p>20.7294803116759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3.52639569875215" calcext:value-type="float">
            <text:p>3.52639569875215</text:p>
          </table:table-cell>
          <table:table-cell table:style-name="ce1" office:value-type="float" office:value="43.9645498857137" calcext:value-type="float">
            <text:p>43.9645498857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.70018362999" calcext:value-type="float">
            <text:p>118.70018362999</text:p>
          </table:table-cell>
          <table:table-cell table:style-name="ce1" office:value-type="float" office:value="3.69589079416868" calcext:value-type="float">
            <text:p>3.69589079416868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6.49417506448906" calcext:value-type="float">
            <text:p>6.49417506448906</text:p>
          </table:table-cell>
          <table:table-cell table:style-name="ce1" office:value-type="float" office:value="16.0196605189793" calcext:value-type="float">
            <text:p>16.01966051897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5.1844472885132" calcext:value-type="float">
            <text:p>75.1844472885132</text:p>
          </table:table-cell>
          <table:table-cell table:style-name="ce1" office:value-type="float" office:value="36.3073051110465" calcext:value-type="float">
            <text:p>36.3073051110465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7.9362538221078" calcext:value-type="float">
            <text:p>17.9362538221078</text:p>
          </table:table-cell>
          <table:table-cell table:style-name="ce1" office:value-type="float" office:value="44.7920010610266" calcext:value-type="float">
            <text:p>44.7920010610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953216374269006" calcext:value-type="float">
            <text:p>0.953216374269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8.488631725311" calcext:value-type="float">
            <text:p>268.488631725311</text:p>
          </table:table-cell>
          <table:table-cell table:style-name="ce1" office:value-type="float" office:value="42.3191062232286" calcext:value-type="float">
            <text:p>42.3191062232286</text:p>
          </table:table-cell>
          <table:table-cell table:style-name="ce1" office:value-type="string" calcext:value-type="string">
            <text:p><text:s/>poly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9.6610258965799" calcext:value-type="float">
            <text:p>19.6610258965799</text:p>
          </table:table-cell>
          <table:table-cell table:style-name="ce1" office:value-type="float" office:value="9.59325129392135" calcext:value-type="float">
            <text:p>9.59325129392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table:number-columns-repeated="25"/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 table:style-name="ce1" table:formula="of:=AVERAGE([.B2:.B31])" office:value-type="float" office:value="0.971150097465887" calcext:value-type="float">
            <text:p>0.971150097465887</text:p>
          </table:table-cell>
          <table:table-cell table:style-name="ce1" table:formula="of:=AVERAGE([.C2:.C31])" office:value-type="float" office:value="22.8" calcext:value-type="float">
            <text:p>22.8</text:p>
          </table:table-cell>
          <table:table-cell table:style-name="ce1" table:formula="of:=AVERAGE([.D2:.D31])" office:value-type="float" office:value="15.3" calcext:value-type="float">
            <text:p>15.3</text:p>
          </table:table-cell>
          <table:table-cell table:style-name="ce1" table:formula="of:=AVERAGE([.E2:.E31])" office:value-type="float" office:value="107.207713588079" calcext:value-type="float">
            <text:p>107.207713588079</text:p>
          </table:table-cell>
          <table:table-cell table:style-name="ce1" table:number-columns-repeated="21"/>
          <table:table-cell table:number-columns-repeated="11"/>
        </table:table-row>
        <table:table-row table:style-name="ro1">
          <table:table-cell office:value-type="string" calcext:value-type="string">
            <text:p>Pior</text:p>
          </table:table-cell>
          <table:table-cell table:style-name="ce1" table:formula="of:=MIN([.B2:.B31])" office:value-type="float" office:value="0.947368421052632" calcext:value-type="float">
            <text:p>0.947368421052632</text:p>
          </table:table-cell>
          <table:table-cell table:style-name="ce1" table:formula="of:=MAX([.C2:.C31])" office:value-type="float" office:value="49" calcext:value-type="float">
            <text:p>49</text:p>
          </table:table-cell>
          <table:table-cell table:style-name="ce1" table:formula="of:=MAX([.D2:.D31])" office:value-type="float" office:value="33" calcext:value-type="float">
            <text:p>33</text:p>
          </table:table-cell>
          <table:table-cell table:style-name="ce1" table:formula="of:=MAX([.E2:.E31])" office:value-type="float" office:value="277.620646715164" calcext:value-type="float">
            <text:p>277.620646715164</text:p>
          </table:table-cell>
          <table:table-cell table:style-name="ce1" table:number-columns-repeated="21"/>
          <table:table-cell table:number-columns-repeated="11"/>
        </table:table-row>
        <table:table-row table:style-name="ro1">
          <table:table-cell office:value-type="string" calcext:value-type="string">
            <text:p>Melhor</text:p>
          </table:table-cell>
          <table:table-cell table:style-name="ce1" table:formula="of:=MAX([.B2:.B31])" office:value-type="float" office:value="1" calcext:value-type="float">
            <text:p>1</text:p>
          </table:table-cell>
          <table:table-cell table:style-name="ce1" table:formula="of:=MIN([.C2:.C31])" office:value-type="float" office:value="9" calcext:value-type="float">
            <text:p>9</text:p>
          </table:table-cell>
          <table:table-cell table:style-name="ce1" table:formula="of:=MIN([.D2:.D31])" office:value-type="float" office:value="7" calcext:value-type="float">
            <text:p>7</text:p>
          </table:table-cell>
          <table:table-cell table:style-name="ce1" table:formula="of:=MIN([.E2:.E31])" office:value-type="float" office:value="41.6071944236755" calcext:value-type="float">
            <text:p>41.6071944236755</text:p>
          </table:table-cell>
          <table:table-cell table:style-name="ce1" table:number-columns-repeated="21"/>
          <table:table-cell table:number-columns-repeated="11"/>
        </table:table-row>
        <table:table-row table:style-name="ro1">
          <table:table-cell office:value-type="string" calcext:value-type="string">
            <text:p>Desvio Padrão</text:p>
          </table:table-cell>
          <table:table-cell table:style-name="ce1" table:formula="of:=STDEV([.B2:.B31])" office:value-type="float" office:value="0.0134702967517715" calcext:value-type="float">
            <text:p>0.013470296751772</text:p>
          </table:table-cell>
          <table:table-cell table:style-name="ce1" table:formula="of:=STDEV([.C2:.C31])" office:value-type="float" office:value="12.7506592121673" calcext:value-type="float">
            <text:p>12.7506592121673</text:p>
          </table:table-cell>
          <table:table-cell table:style-name="ce1" table:formula="of:=STDEV([.D2:.D31])" office:value-type="float" office:value="7.58014648207112" calcext:value-type="float">
            <text:p>7.58014648207112</text:p>
          </table:table-cell>
          <table:table-cell table:style-name="ce1" table:formula="of:=STDEV([.E2:.E31])" office:value-type="float" office:value="63.1022274665263" calcext:value-type="float">
            <text:p>63.1022274665263</text:p>
          </table:table-cell>
          <table:table-cell table:style-name="ce1" table:number-columns-repeated="21"/>
          <table:table-cell table:number-columns-repeated="11"/>
        </table:table-row>
        <table:table-row table:style-name="ro1" table:number-rows-repeated="1048539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8:58:44.824540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anluca Bine</meta:initial-creator>
    <meta:creation-date>2021-05-23T15:00:03.385283494</meta:creation-date>
    <meta:generator>LibreOffice/7.0.5.2$Linux_X86_64 LibreOffice_project/00$Build-2</meta:generator>
    <dc:date>2021-05-23T19:04:22.592685343</dc:date>
    <dc:creator>Gianluca Bine</dc:creator>
    <meta:editing-duration>PT1H12M29S</meta:editing-duration>
    <meta:editing-cycles>13</meta:editing-cycles>
    <meta:document-statistic meta:table-count="1" meta:cell-count="1043" meta:object-count="0"/>
  </office:meta>
</office:document-meta>
</file>